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Ubuntu Mono" svg:font-family="'Ubuntu Mono'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0000" draw:opacity="85%" draw:textarea-horizontal-align="justify" draw:textarea-vertical-align="top" draw:auto-grow-height="false" fo:min-height="2.35cm" fo:min-width="25.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4.3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85cm" fo:min-width="0.5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5cm"/>
      <style:paragraph-properties style:writing-mode="lr-tb"/>
    </style:style>
    <style:style style:name="gr5" style:family="graphic" style:parent-style-name="objectwithoutfill">
      <style:graphic-properties svg:stroke-width="0.035cm" svg:stroke-color="#fffff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5cm" fo:min-width="0.1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451cm"/>
      <style:paragraph-properties style:writing-mode="lr-tb"/>
    </style:style>
    <style:style style:name="gr8" style:family="graphic" style:parent-style-name="standard">
      <style:graphic-properties svg:stroke-width="0.053cm" svg:stroke-color="#cccccc" draw:marker-start-width="0.279cm" draw:marker-end-width="0.279cm" svg:stroke-opacity="90%" draw:fill-color="#ffffff" draw:opacity="100%" draw:textarea-horizontal-align="justify" draw:textarea-vertical-align="middle" draw:auto-grow-height="false" fo:min-height="0.398cm" fo:min-width="10.948cm" fo:padding-top="0.151cm" fo:padding-bottom="0.151cm" fo:padding-left="0.276cm" fo:padding-right="0.276cm"/>
    </style:style>
    <style:style style:name="gr9" style:family="graphic" style:parent-style-name="standard">
      <style:graphic-properties svg:stroke-color="#ffffff" draw:fill-color="#dddddd" draw:textarea-horizontal-align="justify" draw:textarea-vertical-align="middle" draw:auto-grow-height="false" fo:min-height="0.45cm" fo:min-width="0.5cm"/>
    </style:style>
    <style:style style:name="gr10" style:family="graphic" style:parent-style-name="standard">
      <style:graphic-properties svg:stroke-color="#000000" svg:stroke-opacity="80%" draw:fill-color="#8d281e" draw:opacity="50%" draw:textarea-horizontal-align="justify" draw:textarea-vertical-align="middle" draw:auto-grow-height="false" fo:min-height="1.95cm" fo:min-width="24.8cm"/>
      <style:paragraph-properties style:writing-mode="lr-tb"/>
    </style:style>
    <style:style style:name="gr11" style:family="graphic" style:parent-style-name="standard">
      <style:graphic-properties svg:stroke-color="#000000" draw:fill="solid" draw:fill-color="#000000" draw:opacity="40%" draw:textarea-horizontal-align="justify" draw:textarea-vertical-align="middle" draw:auto-grow-height="false" fo:min-height="1.75cm" fo:min-width="24.9cm"/>
      <style:paragraph-properties style:writing-mode="lr-tb"/>
    </style:style>
    <style:style style:name="gr12" style:family="graphic" style:parent-style-name="standard">
      <style:graphic-properties svg:stroke-color="#000000" draw:fill-color="#ffffff" draw:opacity="100%" draw:textarea-horizontal-align="justify" draw:textarea-vertical-align="bottom" draw:auto-grow-height="false" fo:min-height="6.15cm" fo:min-width="24.3cm"/>
      <style:paragraph-properties style:writing-mode="lr-tb"/>
    </style:style>
    <style:style style:name="gr13" style:family="graphic" style:parent-style-name="standard">
      <style:graphic-properties svg:stroke-color="#000000" draw:opacity="40%" draw:textarea-horizontal-align="justify" draw:textarea-vertical-align="middle" draw:auto-grow-height="false" fo:min-height="2.85cm" fo:min-width="4.6cm"/>
    </style:style>
    <style:style style:name="gr14" style:family="graphic" style:parent-style-name="standard">
      <style:graphic-properties svg:stroke-color="#000000" draw:opacity="40%" draw:textarea-horizontal-align="justify" draw:textarea-vertical-align="middle" draw:auto-grow-height="false" fo:min-height="1.95cm" fo:min-width="23.8cm"/>
    </style:style>
    <style:style style:name="P1" style:family="paragraph">
      <style:paragraph-properties fo:text-align="center"/>
      <style:text-properties style:font-name="Ubuntu Mono"/>
    </style:style>
    <style:style style:name="P2" style:family="paragraph">
      <style:paragraph-properties fo:text-align="start"/>
      <style:text-properties style:font-name="Ubuntu Mono"/>
    </style:style>
    <style:style style:name="P3" style:family="paragraph">
      <loext:graphic-properties draw:fill="solid" draw:fill-color="#000000" draw:opacity="85%"/>
      <style:paragraph-properties fo:text-align="center"/>
      <style:text-properties style:font-name="Ubuntu Mono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eeeeee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text-properties fo:color="#ffffff" style:font-name="Ubuntu Mono"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color="#ffffff" style:font-name="Ubuntu Mono" fo:font-size="8pt" fo:font-weight="bold" style:font-size-asian="8pt" style:font-weight-asian="bold" style:font-size-complex="8pt" style:font-weight-complex="bold"/>
    </style:style>
    <style:style style:name="P11" style:family="paragraph">
      <style:text-properties fo:color="#ffffff" style:font-name="Ubuntu Mono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none" draw:fill-color="#ffffff"/>
      <style:text-properties fo:color="#ffffff" style:font-name="Ubuntu Mono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-color="#ffffff" draw:opacity="100%"/>
      <style:paragraph-properties fo:text-align="center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style:text-properties fo:color="#000000" style:font-name="Ubuntu Mono"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="none" draw:fill-color="#ffffff"/>
      <style:text-properties fo:color="#000000" style:font-name="Ubuntu Mono" fo:font-size="8pt" fo:font-weight="bold" style:font-size-asian="8pt" style:font-weight-asian="bold" style:font-size-complex="8pt" style:font-weight-complex="bold"/>
    </style:style>
    <style:style style:name="P17" style:family="paragraph">
      <style:paragraph-properties fo:text-align="center"/>
      <style:text-properties style:font-name="Ubuntu"/>
    </style:style>
    <style:style style:name="P18" style:family="paragraph">
      <loext:graphic-properties draw:fill-color="#8d281e" draw:opacity="50%"/>
      <style:paragraph-properties fo:text-align="center"/>
      <style:text-properties style:font-name="Ubuntu"/>
    </style:style>
    <style:style style:name="P19" style:family="paragraph">
      <style:paragraph-properties fo:text-align="center"/>
      <style:text-properties fo:color="#000000" style:font-name="Ubuntu Mono"/>
    </style:style>
    <style:style style:name="P20" style:family="paragraph">
      <loext:graphic-properties draw:fill="solid" draw:fill-color="#000000" draw:opacity="40%"/>
      <style:paragraph-properties fo:text-align="center"/>
      <style:text-properties fo:color="#000000" style:font-name="Ubuntu Mono"/>
    </style:style>
    <style:style style:name="P21" style:family="paragraph">
      <loext:graphic-properties draw:opacity="40%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ffffff" style:font-name="Ubuntu Mono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ffffff" style:font-name="Ubuntu Mono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000000" style:font-name="Ubuntu Mono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00" style:font-name="Ubuntu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3" draw:layer="layout" svg:width="26cm" svg:height="2.6cm" svg:x="1cm" svg:y="1cm">
          <text:p text:style-name="P1"/>
          <text:p text:style-name="P2">Banner game Man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.8cm" svg:height="1cm" svg:x="11.6cm" svg:y="1cm">
          <text:p text:style-name="P4">GAME MAN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cm" svg:height="1.1cm" svg:x="21.5cm" svg:y="1.2cm">
          <text:p text:style-name="P4"><text:span text:style-name="T1">HELP</text:span></text:p>
          <text:p text:style-name="P4"><text:span text:style-name="T1">BT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cm" svg:height="1.1cm" svg:x="24.8cm" svg:y="1.2cm">
          <text:p text:style-name="P4"><text:span text:style-name="T1">CART</text:span></text:p>
          <text:p text:style-name="P4"><text:span text:style-name="T1">BT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cm" svg:height="1.1cm" svg:x="23.2cm" svg:y="1.2cm">
          <text:p text:style-name="P4"><text:span text:style-name="T1">USER</text:span></text:p>
          <text:p text:style-name="P4"><text:span text:style-name="T1">BT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8" draw:layer="layout" svg:x1="1cm" svg:y1="2.6cm" svg:x2="27cm" svg:y2="2.6cm">
          <text:p/>
        </draw:line>
        <draw:custom-shape draw:style-name="gr6" draw:text-style-name="P5" draw:layer="layout" svg:width="0.6cm" svg:height="0.5cm" svg:x="1.3cm" svg:y="2.8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5cm" svg:height="0.701cm" svg:x="1.7cm" svg:y="2.7cm">
          <draw:text-box>
            <text:p text:style-name="P9"><text:span text:style-name="T2">Todos</text:span></text:p>
          </draw:text-box>
        </draw:frame>
        <draw:frame draw:style-name="gr7" draw:text-style-name="P12" draw:layer="layout" svg:width="2.6cm" svg:height="0.701cm" svg:x="3.2cm" svg:y="2.699cm">
          <draw:text-box>
            <text:p text:style-name="P11"><text:span text:style-name="T3">Computadores</text:span></text:p>
          </draw:text-box>
        </draw:frame>
        <draw:frame draw:style-name="gr7" draw:text-style-name="P10" draw:layer="layout" svg:width="1.5cm" svg:height="0.701cm" svg:x="1.7cm" svg:y="2.701cm">
          <draw:text-box>
            <text:p text:style-name="P9"><text:span text:style-name="T2">Todos</text:span></text:p>
          </draw:text-box>
        </draw:frame>
        <draw:frame draw:style-name="gr7" draw:text-style-name="P12" draw:layer="layout" svg:width="2.6cm" svg:height="0.701cm" svg:x="5.5cm" svg:y="2.7cm">
          <draw:text-box>
            <text:p text:style-name="P11"><text:span text:style-name="T3">Periféricos</text:span></text:p>
          </draw:text-box>
        </draw:frame>
        <draw:frame draw:style-name="gr7" draw:text-style-name="P12" draw:layer="layout" svg:width="2.6cm" svg:height="0.701cm" svg:x="9.6cm" svg:y="2.701cm">
          <draw:text-box>
            <text:p text:style-name="P11"><text:span text:style-name="T3">Mesas</text:span></text:p>
          </draw:text-box>
        </draw:frame>
        <draw:frame draw:style-name="gr7" draw:text-style-name="P12" draw:layer="layout" svg:width="2.6cm" svg:height="0.701cm" svg:x="7.7cm" svg:y="2.702cm">
          <draw:text-box>
            <text:p text:style-name="P11"><text:span text:style-name="T3">Monitores</text:span></text:p>
          </draw:text-box>
        </draw:frame>
        <draw:frame draw:style-name="gr7" draw:text-style-name="P12" draw:layer="layout" svg:width="2.6cm" svg:height="0.701cm" svg:x="10.9cm" svg:y="2.702cm">
          <draw:text-box>
            <text:p text:style-name="P11"><text:span text:style-name="T3">Periféricos</text:span></text:p>
          </draw:text-box>
        </draw:frame>
        <draw:frame draw:style-name="gr7" draw:text-style-name="P12" draw:layer="layout" svg:width="1.8cm" svg:height="0.701cm" svg:x="25.2cm" svg:y="2.703cm">
          <draw:text-box>
            <text:p text:style-name="P11"><text:span text:style-name="T3">Contatos</text:span></text:p>
          </draw:text-box>
        </draw:frame>
        <draw:custom-shape draw:style-name="gr8" draw:text-style-name="P13" draw:layer="layout" svg:width="11.5cm" svg:height="0.7cm" svg:x="13.4cm" svg:y="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cm" svg:height="0.7cm" svg:x="13.4cm" svg:y="2.7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1.3cm" svg:height="0.701cm" svg:x="13.3cm" svg:y="2.7cm">
          <draw:text-box>
            <text:p text:style-name="P15"><text:span text:style-name="T4">Todos</text:span></text:p>
          </draw:text-box>
        </draw:frame>
        <draw:custom-shape draw:style-name="gr10" draw:text-style-name="P18" draw:layer="layout" svg:width="25.3cm" svg:height="2.2cm" svg:x="1.3cm" svg:y="3.7cm">
          <text:p text:style-name="P17">OFERTAS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25.4cm" svg:height="2cm" svg:x="1.2cm" svg:y="12.5cm">
          <text:p text:style-name="P19"><text:span text:style-name="T5">RODAPÉ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4.8cm" svg:height="6.4cm" svg:x="1.5cm" svg:y="6cm">
          <text:p text:style-name="P4">PRODUTOS MAIS VENDIDOS / DESTAQU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1" draw:layer="layout" svg:width="5.1cm" svg:height="3.1cm" svg:x="2.9cm" svg:y="6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5.1cm" svg:height="3.1cm" svg:x="8.4cm" svg:y="6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5.1cm" svg:height="3.1cm" svg:x="13.9cm" svg:y="6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5.1cm" svg:height="3.1cm" svg:x="19.5cm" svg:y="6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24.3cm" svg:height="2.2cm" svg:x="1.8cm" svg:y="9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Ubuntu Mono" svg:font-family="'Ubuntu Mono'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2:41:49.038260511</meta:creation-date>
    <dc:date>2021-12-17T13:34:19.764427577</dc:date>
    <meta:editing-duration>PT9M34S</meta:editing-duration>
    <meta:editing-cycles>1</meta:editing-cycles>
    <meta:document-statistic meta:object-count="26"/>
    <meta:generator>LibreOffice/6.4.7.2$Linux_X86_64 LibreOffice_project/40$Build-2</meta:generator>
  </office:meta>
</office:document-meta>
</file>